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7806in"/>
    </style:style>
    <style:style style:name="Table1.B" style:family="table-column">
      <style:table-column-properties style:column-width="4.7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625in"/>
    </style:style>
    <style:style style:name="Table3.D" style:family="table-column">
      <style:table-column-properties style:column-width="1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2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Title" style:master-page-name="Standard">
      <style:paragraph-properties style:page-number="1"/>
    </style:style>
    <style:style style:name="P14" style:family="paragraph">
      <style:paragraph-properties fo:text-align="start"/>
    </style:style>
    <style:style style:name="T1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Scheduled" form:value="Schedul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Scheduled"/>
            <form:item form:label="Confirmed"/>
            <form:item form:label="Decided"/>
            <form:item form:label="Deprecated"/>
            <form:item form:label="Superseded"/>
          </form:combobox>
          <form:combobox form:name="Combo Box 2" form:control-implementation="ooo:com.sun.star.form.component.ComboBox" xml:id="control2" form:id="control2" form:dropdown="true" form:current-value="High" form:value="High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High"/>
            <form:item form:label="Medium"/>
            <form:item form:label="Low"/>
          </form:combobox>
          <form:combobox form:name="Combo Box 3" form:control-implementation="ooo:com.sun.star.form.component.ComboBox" xml:id="control3" form:id="control3" form:dropdown="true" form:current-value="Average" form:value="Averag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4" form:control-implementation="ooo:com.sun.star.form.component.ComboBox" xml:id="control4" form:id="control4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5" form:control-implementation="ooo:com.sun.star.form.component.ComboBox" xml:id="control5" form:id="control5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6" form:control-implementation="ooo:com.sun.star.form.component.ComboBox" xml:id="control6" form:id="control6" form:dropdown="true" form:current-value="Bad" form:value="Ba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7" form:control-implementation="ooo:com.sun.star.form.component.ComboBox" xml:id="control7" form:id="control7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8" form:control-implementation="ooo:com.sun.star.form.component.ComboBox" xml:id="control8" form:id="control8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9" form:control-implementation="ooo:com.sun.star.form.component.ComboBox" xml:id="control9" form:id="control9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0" form:control-implementation="ooo:com.sun.star.form.component.ComboBox" xml:id="control10" form:id="control10" form:dropdown="true" form:current-value="Average" form:value="Averag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1" form:control-implementation="ooo:com.sun.star.form.component.ComboBox" xml:id="control11" form:id="control11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2" form:control-implementation="ooo:com.sun.star.form.component.ComboBox" xml:id="control12" form:id="control12" form:dropdown="true" form:current-value="Very bad" form:value="Very ba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3" form:control-implementation="ooo:com.sun.star.form.component.ComboBox" xml:id="control13" form:id="control13" form:dropdown="true" form:current-value="Average" form:value="Averag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4" form:control-implementation="ooo:com.sun.star.form.component.ComboBox" xml:id="control14" form:id="control14" form:dropdown="true" form:current-value="Bad" form:value="Ba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5" form:control-implementation="ooo:com.sun.star.form.component.ComboBox" xml:id="control15" form:id="control15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6" form:control-implementation="ooo:com.sun.star.form.component.ComboBox" xml:id="control16" form:id="control16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7" form:control-implementation="ooo:com.sun.star.form.component.ComboBox" xml:id="control17" form:id="control17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8" form:control-implementation="ooo:com.sun.star.form.component.ComboBox" xml:id="control18" form:id="control18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19" form:control-implementation="ooo:com.sun.star.form.component.ComboBox" xml:id="control19" form:id="control19" form:dropdown="true" form:current-value="Average" form:value="Averag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0" form:control-implementation="ooo:com.sun.star.form.component.ComboBox" xml:id="control20" form:id="control20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1" form:control-implementation="ooo:com.sun.star.form.component.ComboBox" xml:id="control21" form:id="control21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2" form:control-implementation="ooo:com.sun.star.form.component.ComboBox" xml:id="control22" form:id="control22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3" form:control-implementation="ooo:com.sun.star.form.component.ComboBox" xml:id="control23" form:id="control23" form:dropdown="true" form:current-value="Very bad" form:value="Very ba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4" form:control-implementation="ooo:com.sun.star.form.component.ComboBox" xml:id="control24" form:id="control24" form:dropdown="true" form:current-value="Bad" form:value="Ba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5" form:control-implementation="ooo:com.sun.star.form.component.ComboBox" xml:id="control25" form:id="control25" form:dropdown="true" form:current-value="Bad" form:value="Ba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6" form:control-implementation="ooo:com.sun.star.form.component.ComboBox" xml:id="control26" form:id="control26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7" form:control-implementation="ooo:com.sun.star.form.component.ComboBox" xml:id="control27" form:id="control27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8" form:control-implementation="ooo:com.sun.star.form.component.ComboBox" xml:id="control28" form:id="control28" form:dropdown="true" form:current-value="Good" form:value="Goo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  <form:combobox form:name="Combo Box 29" form:control-implementation="ooo:com.sun.star.form.component.ComboBox" xml:id="control29" form:id="control29" form:dropdown="true" form:current-value="Average" form:value="Averag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Good"/>
            <form:item form:label="Average"/>
            <form:item form:label="Bad"/>
            <form:item form:label="Very ba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8c55nco35su"/>KTD-000 Title or descriptive nam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4thdmm7lmvbk" text:style-name="Index_20_Link" text:visited-style-name="Index_20_Link"><text:span text:style-name="T1">Header</text:span></text:a></text:p>
          <text:p text:style-name="P3"><text:a xlink:type="simple" xlink:href="#_cb6q3kq5sssy" text:style-name="Index_20_Link" text:visited-style-name="Index_20_Link"><text:span text:style-name="T1">Background</text:span></text:a></text:p>
          <text:p text:style-name="P5"><text:a xlink:type="simple" xlink:href="#_tmt0jhnj8klf" text:style-name="Index_20_Link" text:visited-style-name="Index_20_Link"><text:span text:style-name="T2">Challenge</text:span></text:a></text:p>
          <text:p text:style-name="P5"><text:a xlink:type="simple" xlink:href="#_t7xfmfnapenp" text:style-name="Index_20_Link" text:visited-style-name="Index_20_Link"><text:span text:style-name="T2">Background information</text:span></text:a></text:p>
          <text:p text:style-name="P5"><text:a xlink:type="simple" xlink:href="#_6h9u6xcvkfjc" text:style-name="Index_20_Link" text:visited-style-name="Index_20_Link"><text:span text:style-name="T2">Key requirements</text:span></text:a></text:p>
          <text:p text:style-name="P5"><text:a xlink:type="simple" xlink:href="#_yx02iaij6w8e" text:style-name="Index_20_Link" text:visited-style-name="Index_20_Link"><text:span text:style-name="T2">Clarification questions</text:span></text:a></text:p>
          <text:p text:style-name="P3"><text:a xlink:type="simple" xlink:href="#_m4gp39fk7r1j" text:style-name="Index_20_Link" text:visited-style-name="Index_20_Link"><text:span text:style-name="T1">Solutions</text:span></text:a></text:p>
          <text:p text:style-name="P3"><text:a xlink:type="simple" xlink:href="#_v7rjx6e2anfu" text:style-name="Index_20_Link" text:visited-style-name="Index_20_Link"><text:span text:style-name="T1">Discussion and decision</text:span></text:a></text:p>
          <text:p text:style-name="P5"><text:a xlink:type="simple" xlink:href="#_ayjtnukz8wc9" text:style-name="Index_20_Link" text:visited-style-name="Index_20_Link"><text:span text:style-name="T2">Follow up questions</text:span></text:a></text:p>
          <text:p text:style-name="P5"><text:a xlink:type="simple" xlink:href="#_3dbnm33p4i9v" text:style-name="Index_20_Link" text:visited-style-name="Index_20_Link"><text:span text:style-name="T2">Assumptions</text:span></text:a></text:p>
          <text:p text:style-name="P5"><text:a xlink:type="simple" xlink:href="#_t28wfya1a48y" text:style-name="Index_20_Link" text:visited-style-name="Index_20_Link"><text:span text:style-name="T2">Key points</text:span></text:a></text:p>
          <text:p text:style-name="P5"><text:a xlink:type="simple" xlink:href="#_oi8lqre7g0l7" text:style-name="Index_20_Link" text:visited-style-name="Index_20_Link"><text:span text:style-name="T2">Decision</text:span></text:a></text:p>
        </text:index-body>
      </text:table-of-content>
      <text:p text:style-name="Standard"/>
      <text:p text:style-name="Heading_20_1"><text:bookmark text:name="_4thdmm7lmvbk"/>Header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"><text:span text:style-name="T3">Staus</text:span></text:p>
          </table:table-cell>
          <table:table-cell table:style-name="Table1.A1" office:value-type="string">
            <text:p text:style-name="P6"><draw:control text:anchor-type="as-char" draw:z-index="0" draw:style-name="gr1" draw:text-style-name="P14" svg:width="1.0189in" svg:height="0.2276in" draw:control="control1"/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Impact</text:span></text:p>
          </table:table-cell>
          <table:table-cell table:style-name="Table1.A1" office:value-type="string">
            <text:p text:style-name="P6"><draw:control text:anchor-type="as-char" draw:z-index="1" draw:style-name="gr1" draw:text-style-name="P14" svg:width="0.7587in" svg:height="0.2276in" draw:control="control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Related KTDs</text:span></text:p>
          </table:table-cell>
          <table:table-cell table:style-name="Table1.A1" office:value-type="string">
            <text:p text:style-name="P6">Links to other KTDs</text:p>
          </table:table-cell>
        </table:table-row>
        <table:table-row table:style-name="Table1.1">
          <table:table-cell table:style-name="Table1.A1" office:value-type="string">
            <text:p text:style-name="P6"><text:span text:style-name="T3">Related user stories</text:span></text:p>
          </table:table-cell>
          <table:table-cell table:style-name="Table1.A1" office:value-type="string">
            <text:p text:style-name="P6">Links to backlog items</text:p>
          </table:table-cell>
        </table:table-row>
        <table:table-row table:style-name="Table1.1">
          <table:table-cell table:style-name="Table1.A1" office:value-type="string">
            <text:p text:style-name="P6"><text:span text:style-name="T3">Business owner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<text:span text:style-name="T3">Driver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<text:span text:style-name="T3">Approver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<text:span text:style-name="T3">Contributors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<text:span text:style-name="T3">KTD tasks</text:span></text:p>
          </table:table-cell>
          <table:table-cell table:style-name="Table1.A1" office:value-type="string">
            <text:p text:style-name="P6">Links to backlog items that are part of the KTD (i.e. PoCs)</text:p>
          </table:table-cell>
        </table:table-row>
      </table:table>
      <text:p text:style-name="Standard"/>
      <text:p text:style-name="Heading_20_1"><text:bookmark text:name="_cb6q3kq5sssy"/>Background</text:p>
      <text:p text:style-name="Heading_20_2"><text:bookmark text:name="_tmt0jhnj8klf"/>Challenge</text:p>
      <text:p text:style-name="Standard">Define, in a few sentences, the challenge that needs to be addressed with this key technical decision.</text:p>
      <text:p text:style-name="Heading_20_2"><text:bookmark text:name="_t7xfmfnapenp"/>Background information</text:p>
      <text:p text:style-name="Standard">Provide any background items or link to any relevant information (diagrams, wiki pages, etc.) related to this particular challenge.</text:p>
      <text:p text:style-name="Heading_20_2"><text:bookmark text:name="_6h9u6xcvkfjc"/>Key requirements</text:p>
      <text:list xml:id="list4069218373" text:style-name="WWNum2">
        <text:list-item>
          <text:p text:style-name="P10">Provide a list of high level requirements</text:p>
        </text:list-item>
        <text:list-item>
          <text:p text:style-name="P10">As defined by the client</text:p>
        </text:list-item>
        <text:list-item>
          <text:p text:style-name="P10">This list should accurately define the scope of the potential solutions</text:p>
        </text:list-item>
      </text:list>
      <text:p text:style-name="Heading_20_2"><text:bookmark text:name="_yx02iaij6w8e"/>Clarification question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3">Question</text:span></text:p>
          </table:table-cell>
          <table:table-cell table:style-name="Table2.A1" office:value-type="string">
            <text:p text:style-name="P6"><text:span text:style-name="T3">Answer</text:span>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Standard"/>
      <text:p text:style-name="Heading_20_1"><text:bookmark text:name="_m4gp39fk7r1j"/>Solutions</text:p>
      <table:table table:name="Table3" table:style-name="Table3">
        <table:table-column table:style-name="Table3.A" table:number-columns-repeated="3"/>
        <table:table-column table:style-name="Table3.D"/>
        <text:soft-page-break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<text:span text:style-name="T3">Solution A</text:span></text:p>
          </table:table-cell>
          <table:table-cell table:style-name="Table3.A1" office:value-type="string">
            <text:p text:style-name="P6"><text:span text:style-name="T3">Solution B</text:span></text:p>
          </table:table-cell>
          <table:table-cell table:style-name="Table3.A1" office:value-type="string">
            <text:p text:style-name="P6"><text:span text:style-name="T3">Solution C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Solution description</text:span></text:p>
          </table:table-cell>
          <table:table-cell table:style-name="Table3.A1" office:value-type="string">
            <text:p text:style-name="P6">Provide a brief and relevant description of the solution approach</text:p>
          </table:table-cell>
          <table:table-cell table:style-name="Table3.A1" office:value-type="string">
            <text:p text:style-name="P1">Provide a brief and relevant description of the solution approach</text:p>
          </table:table-cell>
          <table:table-cell table:style-name="Table3.A1" office:value-type="string">
            <text:p text:style-name="P1">Provide a brief and relevant description of the solution approach</text:p>
          </table:table-cell>
        </table:table-row>
        <table:table-row table:style-name="Table3.1">
          <table:table-cell table:style-name="Table3.A1" office:value-type="string">
            <text:p text:style-name="P6"><text:span text:style-name="T3">Advantages</text:span></text:p>
          </table:table-cell>
          <table:table-cell table:style-name="Table3.A1" office:value-type="string">
            <text:p text:style-name="P6">This is an advantage</text:p>
          </table:table-cell>
          <table:table-cell table:style-name="Table3.A1" office:value-type="string">
            <text:p text:style-name="P6">This is an advantage</text:p>
            <text:p text:style-name="P6">This is an advantage</text:p>
          </table:table-cell>
          <table:table-cell table:style-name="Table3.A1" office:value-type="string">
            <text:p text:style-name="P6">This is an advantage</text:p>
            <text:p text:style-name="P6">This is an advantage</text:p>
            <text:p text:style-name="P6">This is an advantage</text:p>
          </table:table-cell>
        </table:table-row>
        <table:table-row table:style-name="Table3.1">
          <table:table-cell table:style-name="Table3.A1" office:value-type="string">
            <text:p text:style-name="P6"><text:span text:style-name="T3">Disadvantages</text:span></text:p>
          </table:table-cell>
          <table:table-cell table:style-name="Table3.A1" office:value-type="string">
            <text:p text:style-name="P6">This is a disadvantage</text:p>
          </table:table-cell>
          <table:table-cell table:style-name="Table3.A1" office:value-type="string">
            <text:p text:style-name="P6">This is a disadvantage</text:p>
            <text:p text:style-name="P6">This is a disadvantage</text:p>
          </table:table-cell>
          <table:table-cell table:style-name="Table3.A1" office:value-type="string">
            <text:p text:style-name="P6">This is a disadvantage</text:p>
            <text:p text:style-name="P6">This is a disadvantage</text:p>
            <text:p text:style-name="P6">This is a disadvantage</text:p>
          </table:table-cell>
        </table:table-row>
        <table:table-row table:style-name="Table3.1">
          <table:table-cell table:style-name="Table3.A1" office:value-type="string">
            <text:p text:style-name="P6"><text:span text:style-name="T3">Performance</text:span></text:p>
          </table:table-cell>
          <table:table-cell table:style-name="Table3.A1" office:value-type="string">
            <text:p text:style-name="P1"><draw:control text:anchor-type="as-char" draw:z-index="2" draw:style-name="gr1" draw:text-style-name="P14" svg:width="0.8315in" svg:height="0.2276in" draw:control="control3"/></text:p>
          </table:table-cell>
          <table:table-cell table:style-name="Table3.A1" office:value-type="string">
            <text:p text:style-name="P9"><draw:control text:anchor-type="as-char" draw:z-index="3" draw:style-name="gr1" draw:text-style-name="P14" svg:width="0.8315in" svg:height="0.2276in" draw:control="control4"/></text:p>
          </table:table-cell>
          <table:table-cell table:style-name="Table3.A1" office:value-type="string">
            <text:p text:style-name="P1"><draw:control text:anchor-type="as-char" draw:z-index="4" draw:style-name="gr1" draw:text-style-name="P14" svg:width="0.8315in" svg:height="0.2276in" draw:control="control5"/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Scalability</text:span></text:p>
          </table:table-cell>
          <table:table-cell table:style-name="Table3.A1" office:value-type="string">
            <text:p text:style-name="P1"><draw:control text:anchor-type="as-char" draw:z-index="5" draw:style-name="gr1" draw:text-style-name="P14" svg:width="0.8315in" svg:height="0.2276in" draw:control="control6"/></text:p>
          </table:table-cell>
          <table:table-cell table:style-name="Table3.A1" office:value-type="string">
            <text:p text:style-name="P1"><draw:control text:anchor-type="as-char" draw:z-index="6" draw:style-name="gr1" draw:text-style-name="P14" svg:width="0.8315in" svg:height="0.2276in" draw:control="control7"/></text:p>
          </table:table-cell>
          <table:table-cell table:style-name="Table3.A1" office:value-type="string">
            <text:p text:style-name="P1"><draw:control text:anchor-type="as-char" draw:z-index="7" draw:style-name="gr1" draw:text-style-name="P14" svg:width="0.8315in" svg:height="0.2276in" draw:control="control8"/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Portability</text:span></text:p>
          </table:table-cell>
          <table:table-cell table:style-name="Table3.A1" office:value-type="string">
            <text:p text:style-name="P1"><draw:control text:anchor-type="as-char" draw:z-index="8" draw:style-name="gr1" draw:text-style-name="P14" svg:width="0.8315in" svg:height="0.2276in" draw:control="control9"/></text:p>
          </table:table-cell>
          <table:table-cell table:style-name="Table3.A1" office:value-type="string">
            <text:p text:style-name="P1"><draw:control text:anchor-type="as-char" draw:z-index="9" draw:style-name="gr1" draw:text-style-name="P14" svg:width="0.8315in" svg:height="0.2276in" draw:control="control10"/></text:p>
          </table:table-cell>
          <table:table-cell table:style-name="Table3.A1" office:value-type="string">
            <text:p text:style-name="P1"><draw:control text:anchor-type="as-char" draw:z-index="10" draw:style-name="gr1" draw:text-style-name="P14" svg:width="0.8315in" svg:height="0.2276in" draw:control="control11"/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Accessibility</text:span></text:p>
          </table:table-cell>
          <table:table-cell table:style-name="Table3.A1" office:value-type="string">
            <text:p text:style-name="P1"><draw:control text:anchor-type="as-char" draw:z-index="11" draw:style-name="gr1" draw:text-style-name="P14" svg:width="0.8315in" svg:height="0.2276in" draw:control="control12"/></text:p>
          </table:table-cell>
          <table:table-cell table:style-name="Table3.A1" office:value-type="string">
            <text:p text:style-name="P1"><draw:control text:anchor-type="as-char" draw:z-index="12" draw:style-name="gr1" draw:text-style-name="P14" svg:width="0.8315in" svg:height="0.2276in" draw:control="control13"/></text:p>
          </table:table-cell>
          <table:table-cell table:style-name="Table3.A1" office:value-type="string">
            <text:p text:style-name="P1"><draw:control text:anchor-type="as-char" draw:z-index="13" draw:style-name="gr1" draw:text-style-name="P14" svg:width="0.8315in" svg:height="0.2276in" draw:control="control14"/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Ease of use</text:span></text:p>
          </table:table-cell>
          <table:table-cell table:style-name="Table3.A1" office:value-type="string">
            <text:p text:style-name="P1"><draw:control text:anchor-type="as-char" draw:z-index="14" draw:style-name="gr1" draw:text-style-name="P14" svg:width="0.8315in" svg:height="0.2276in" draw:control="control15"/></text:p>
          </table:table-cell>
          <table:table-cell table:style-name="Table3.A1" office:value-type="string">
            <text:p text:style-name="P1"><draw:control text:anchor-type="as-char" draw:z-index="15" draw:style-name="gr1" draw:text-style-name="P14" svg:width="0.8315in" svg:height="0.2276in" draw:control="control16"/></text:p>
          </table:table-cell>
          <table:table-cell table:style-name="Table3.A1" office:value-type="string">
            <text:p text:style-name="P1"><draw:control text:anchor-type="as-char" draw:z-index="16" draw:style-name="gr1" draw:text-style-name="P14" svg:width="0.8315in" svg:height="0.2276in" draw:control="control17"/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Complexity</text:span></text:p>
          </table:table-cell>
          <table:table-cell table:style-name="Table3.A1" office:value-type="string">
            <text:p text:style-name="P1"><draw:control text:anchor-type="as-char" draw:z-index="17" draw:style-name="gr1" draw:text-style-name="P14" svg:width="0.8315in" svg:height="0.2276in" draw:control="control18"/></text:p>
          </table:table-cell>
          <table:table-cell table:style-name="Table3.A1" office:value-type="string">
            <text:p text:style-name="P1"><draw:control text:anchor-type="as-char" draw:z-index="18" draw:style-name="gr1" draw:text-style-name="P14" svg:width="0.8315in" svg:height="0.2276in" draw:control="control19"/></text:p>
          </table:table-cell>
          <table:table-cell table:style-name="Table3.A1" office:value-type="string">
            <text:p text:style-name="P1"><draw:control text:anchor-type="as-char" draw:z-index="19" draw:style-name="gr1" draw:text-style-name="P14" svg:width="0.8315in" svg:height="0.2276in" draw:control="control20"/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Maintainability</text:span></text:p>
          </table:table-cell>
          <table:table-cell table:style-name="Table3.A1" office:value-type="string">
            <text:p text:style-name="P1"><draw:control text:anchor-type="as-char" draw:z-index="20" draw:style-name="gr1" draw:text-style-name="P14" svg:width="0.8315in" svg:height="0.2276in" draw:control="control21"/></text:p>
          </table:table-cell>
          <table:table-cell table:style-name="Table3.A1" office:value-type="string">
            <text:p text:style-name="P1"><draw:control text:anchor-type="as-char" draw:z-index="21" draw:style-name="gr1" draw:text-style-name="P14" svg:width="0.8315in" svg:height="0.2276in" draw:control="control22"/></text:p>
          </table:table-cell>
          <table:table-cell table:style-name="Table3.A1" office:value-type="string">
            <text:p text:style-name="P1"><draw:control text:anchor-type="as-char" draw:z-index="22" draw:style-name="gr1" draw:text-style-name="P14" svg:width="0.8315in" svg:height="0.2276in" draw:control="control23"/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Implementation costs</text:span></text:p>
          </table:table-cell>
          <table:table-cell table:style-name="Table3.A1" office:value-type="string">
            <text:p text:style-name="P1"><draw:control text:anchor-type="as-char" draw:z-index="23" draw:style-name="gr1" draw:text-style-name="P14" svg:width="0.8315in" svg:height="0.2276in" draw:control="control24"/></text:p>
          </table:table-cell>
          <table:table-cell table:style-name="Table3.A1" office:value-type="string">
            <text:p text:style-name="P1"><draw:control text:anchor-type="as-char" draw:z-index="24" draw:style-name="gr1" draw:text-style-name="P14" svg:width="0.8315in" svg:height="0.2276in" draw:control="control25"/></text:p>
          </table:table-cell>
          <table:table-cell table:style-name="Table3.A1" office:value-type="string">
            <text:p text:style-name="P1"><draw:control text:anchor-type="as-char" draw:z-index="25" draw:style-name="gr1" draw:text-style-name="P14" svg:width="0.8315in" svg:height="0.2276in" draw:control="control26"/></text:p>
          </table:table-cell>
        </table:table-row>
        <table:table-row table:style-name="Table3.1">
          <table:table-cell table:style-name="Table3.A1" office:value-type="string">
            <text:p text:style-name="P6"><text:span text:style-name="T3">Operational costs</text:span></text:p>
          </table:table-cell>
          <table:table-cell table:style-name="Table3.A1" office:value-type="string">
            <text:p text:style-name="P1"><draw:control text:anchor-type="as-char" draw:z-index="26" draw:style-name="gr1" draw:text-style-name="P14" svg:width="0.8315in" svg:height="0.2276in" draw:control="control27"/></text:p>
          </table:table-cell>
          <table:table-cell table:style-name="Table3.A1" office:value-type="string">
            <text:p text:style-name="P1"><draw:control text:anchor-type="as-char" draw:z-index="27" draw:style-name="gr1" draw:text-style-name="P14" svg:width="0.8315in" svg:height="0.2276in" draw:control="control28"/></text:p>
          </table:table-cell>
          <table:table-cell table:style-name="Table3.A1" office:value-type="string">
            <text:p text:style-name="P1"><draw:control text:anchor-type="as-char" draw:z-index="28" draw:style-name="gr1" draw:text-style-name="P14" svg:width="0.8315in" svg:height="0.2276in" draw:control="control29"/></text:p>
          </table:table-cell>
        </table:table-row>
      </table:table>
      <text:p text:style-name="Standard"/>
      <text:p text:style-name="Heading_20_1"><text:bookmark text:name="_v7rjx6e2anfu"/>Discussion and decision</text:p>
      <text:p text:style-name="Heading_20_2"><text:bookmark text:name="_ayjtnukz8wc9"/>Follow up question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3">Question</text:span></text:p>
          </table:table-cell>
          <table:table-cell table:style-name="Table4.A1" office:value-type="string">
            <text:p text:style-name="P1"><text:span text:style-name="T3">Answer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Standard"/>
      <text:p text:style-name="Heading_20_2"><text:bookmark text:name="_3dbnm33p4i9v"/>Assumptions</text:p>
      <text:list xml:id="list1739620797" text:style-name="WWNum3">
        <text:list-item>
          <text:p text:style-name="P11">List the main assumptions</text:p>
        </text:list-item>
        <text:list-item>
          <text:p text:style-name="P11">Of the selected suggestion</text:p>
        </text:list-item>
        <text:list-item>
          <text:p text:style-name="P11">Here</text:p>
        </text:list-item>
      </text:list>
      <text:p text:style-name="Heading_20_2"><text:bookmark text:name="_t28wfya1a48y"/>Key points</text:p>
      <text:list xml:id="list4182427261" text:style-name="WWNum1">
        <text:list-item>
          <text:p text:style-name="P12">Add key points of the decision</text:p>
        </text:list-item>
        <text:list-item>
          <text:p text:style-name="P12">In this list</text:p>
        </text:list-item>
      </text:list>
      <text:p text:style-name="Heading_20_2"><text:bookmark text:name="_oi8lqre7g0l7"/>Decision</text:p>
      <text:p text:style-name="Standard">Record the decision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3" meta:paragraph-count="111" meta:word-count="273" meta:character-count="1723" meta:non-whitespace-character-count="1540"/>
    <meta:generator>LibreOfficeDev/6.0.5.2$Linux_X86_64 LibreOffice_project/</meta:generator>
  </office:meta>
</office:document-meta>
</file>